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8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2.2874in"/>
    </style:style>
    <style:style style:name="co7" style:family="table-column">
      <style:table-column-properties fo:break-before="auto" style:column-width="1.4929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39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4"/>
        <table:table-column table:style-name="co4" table:default-cell-style-name="ce4"/>
        <table:table-column table:style-name="co1" table:number-columns-repeated="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7" office:value-type="string" calcext:value-type="string">
            <text:p>Data Points:</text:p>
          </table:table-cell>
          <table:table-cell office:value-type="float" office:value="10800" calcext:value-type="float">
            <text:p>10800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style-name="ce3" table:number-columns-repeated="7"/>
          <table:table-cell table:style-name="ce7" office:value-type="string" calcext:value-type="string">
            <text:p>Features:</text:p>
          </table:table-cell>
          <table:table-cell office:value-type="float" office:value="5904" calcext:value-type="float">
            <text:p>59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10.68" calcext:value-type="float">
            <text:p>10.68</text:p>
          </table:table-cell>
          <table:table-cell office:value-type="float" office:value="0.375208333333333" calcext:value-type="float">
            <text:p>0.375208333333333</text:p>
          </table:table-cell>
          <table:table-cell office:value-type="float" office:value="0.355541666666667" calcext:value-type="float">
            <text:p>0.355541666666667</text:p>
          </table:table-cell>
          <table:table-cell office:value-type="float" office:value="0.39725" calcext:value-type="float">
            <text:p>0.39725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ax_df:</text:p>
          </table:table-cell>
          <table:table-cell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57.9" calcext:value-type="float">
            <text:p>57.9</text:p>
          </table:table-cell>
          <table:table-cell table:style-name="ce3" office:value-type="float" office:value="0.596" calcext:value-type="float">
            <text:p>0.596</text:p>
          </table:table-cell>
          <table:table-cell office:value-type="float" office:value="1" calcext:value-type="float">
            <text:p>1</text:p>
          </table:table-cell>
          <table:table-cell office:value-type="float" office:value="0.425" calcext:value-type="float">
            <text:p>0.425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in_df: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ffinity Propagation</text:p>
          </table:table-cell>
          <table:table-cell office:value-type="float" office:value="558.1" calcext:value-type="float">
            <text:p>558.1</text:p>
          </table:table-cell>
          <table:table-cell table:style-name="ce3" office:value-type="float" office:value="0.158" calcext:value-type="float">
            <text:p>0.158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1" calcext:value-type="float">
            <text:p>0.171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Sample: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anshift</text:p>
          </table:table-cell>
          <table:table-cell table:number-columns-repeated="7"/>
          <table:table-cell table:style-name="ce7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pectral Clustering</text:p>
          </table:table-cell>
          <table:table-cell office:value-type="float" office:value="1334.91" calcext:value-type="float">
            <text:p>1334.91</text:p>
          </table:table-cell>
          <table:table-cell table:style-name="ce3" office:value-type="float" office:value="0.392" calcext:value-type="float">
            <text:p>0.39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2" calcext:value-type="float">
            <text:p>0.39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rd's Method</text:p>
          </table:table-cell>
          <table:table-cell office:value-type="float" office:value="1613.21" calcext:value-type="float">
            <text:p>1613.21</text:p>
          </table:table-cell>
          <table:table-cell table:style-name="ce3" office:value-type="float" office:value="0.392" calcext:value-type="float">
            <text:p>0.392</text:p>
          </table:table-cell>
          <table:table-cell office:value-type="float" office:value="0.341" calcext:value-type="float">
            <text:p>0.341</text:p>
          </table:table-cell>
          <table:table-cell office:value-type="float" office:value="0.461" calcext:value-type="float">
            <text:p>0.46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12.96" calcext:value-type="float">
            <text:p>12.9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461" calcext:value-type="float">
            <text:p>0.46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507" calcext:value-type="float">
            <text:p>0.507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-Nearest Neighbors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041" calcext:value-type="float">
            <text:p>0.041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1.42" calcext:value-type="float">
            <text:p>1.42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687" calcext:value-type="float">
            <text:p>0.687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lgorithm</text:p>
          </table:table-cell>
          <table:table-cell table:style-name="ce6" office:value-type="string" calcext:value-type="string">
            <text:p>Runtime (s)</text:p>
          </table:table-cell>
          <table:table-cell table:style-name="ce6" office:value-type="string" calcext:value-type="string">
            <text:p>V-Measure</text:p>
          </table:table-cell>
          <table:table-cell table:style-name="ce6" office:value-type="string" calcext:value-type="string">
            <text:p>Homogeneity</text:p>
          </table:table-cell>
          <table:table-cell table:style-name="ce6" office:value-type="string" calcext:value-type="string">
            <text:p>Completeness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7" office:value-type="string" calcext:value-type="string">
            <text:p>Data Points:</text:p>
          </table:table-cell>
          <table:table-cell office:value-type="float" office:value="53908" calcext:value-type="float">
            <text:p>5390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number-columns-repeated="7"/>
          <table:table-cell table:style-name="ce7" office:value-type="string" calcext:value-type="string">
            <text:p>Features:</text:p>
          </table:table-cell>
          <table:table-cell office:value-type="float" office:value="11319" calcext:value-type="float">
            <text:p>113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30.92" calcext:value-type="float">
            <text:p>30.92</text:p>
          </table:table-cell>
          <table:table-cell office:value-type="float" office:value="0.35" calcext:value-type="float">
            <text:p>0.3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22" calcext:value-type="float">
            <text:p>0.322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ax_df: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1088.719425" calcext:value-type="float">
            <text:p>1088.719425</text:p>
          </table:table-cell>
          <table:table-cell table:style-name="ce3" office:value-type="float" office:value="0.601" calcext:value-type="float">
            <text:p>0.601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in_df: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7"/>
          <table:table-cell table:style-name="ce7" office:value-type="string" calcext:value-type="string">
            <text:p>Sample:</text:p>
          </table:table-cell>
          <table:table-cell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54.65" calcext:value-type="float">
            <text:p>54.65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7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155.99" calcext:value-type="float">
            <text:p>155.99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7.28" calcext:value-type="float">
            <text:p>7.28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486" calcext:value-type="float">
            <text:p>0.486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-Nearest Neighbor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17.13" calcext:value-type="float">
            <text:p>17.13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718" calcext:value-type="float">
            <text:p>0.718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lgorithm</text:p>
          </table:table-cell>
          <table:table-cell table:style-name="ce6" office:value-type="string" calcext:value-type="string">
            <text:p>Runtime (s)</text:p>
          </table:table-cell>
          <table:table-cell table:style-name="ce6" office:value-type="string" calcext:value-type="string">
            <text:p>V-Measure</text:p>
          </table:table-cell>
          <table:table-cell table:style-name="ce6" office:value-type="string" calcext:value-type="string">
            <text:p>Homogeneity</text:p>
          </table:table-cell>
          <table:table-cell table:style-name="ce6" office:value-type="string" calcext:value-type="string">
            <text:p>Completeness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7" office:value-type="string" calcext:value-type="string">
            <text:p>Data Points:</text:p>
          </table:table-cell>
          <table:table-cell office:value-type="float" office:value="106908" calcext:value-type="float">
            <text:p>106908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Unsupervised</text:p>
          </table:table-cell>
          <table:table-cell table:number-columns-repeated="7"/>
          <table:table-cell table:style-name="ce7" office:value-type="string" calcext:value-type="string">
            <text:p>Features:</text:p>
          </table:table-cell>
          <table:table-cell office:value-type="float" office:value="11416" calcext:value-type="float">
            <text:p>114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means</text:p>
          </table:table-cell>
          <table:table-cell office:value-type="float" office:value="40.8403611" calcext:value-type="float">
            <text:p>40.8403611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283" calcext:value-type="float">
            <text:p>0.283</text:p>
          </table:table-cell>
          <table:table-cell office:value-type="float" office:value="0.317" calcext:value-type="float">
            <text:p>0.317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ax_df: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BSCAN</text:p>
          </table:table-cell>
          <table:table-cell office:value-type="float" office:value="2835.578487" calcext:value-type="float">
            <text:p>2835.578487</text:p>
          </table:table-cell>
          <table:table-cell table:style-name="ce3" office:value-type="float" office:value="0.576" calcext:value-type="float">
            <text:p>0.576</text:p>
          </table:table-cell>
          <table:table-cell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table:number-columns-repeated="3" office:value-type="string" calcext:value-type="string">
            <text:p>x</text:p>
          </table:table-cell>
          <table:table-cell table:style-name="ce7" office:value-type="string" calcext:value-type="string">
            <text:p>min_df: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upervised</text:p>
          </table:table-cell>
          <table:table-cell table:number-columns-repeated="7"/>
          <table:table-cell table:style-name="ce7" office:value-type="string" calcext:value-type="string">
            <text:p>Sample:</text:p>
          </table:table-cell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cision Tree</text:p>
          </table:table-cell>
          <table:table-cell office:value-type="float" office:value="101.921961" calcext:value-type="float">
            <text:p>101.92196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style-name="ce7" office:value-type="string" calcext:value-type="string">
            <text:p>Classes: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andom Forest</text:p>
          </table:table-cell>
          <table:table-cell office:value-type="float" office:value="329.007626" calcext:value-type="float">
            <text:p>329.00762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Bayes</text:p>
          </table:table-cell>
          <table:table-cell office:value-type="float" office:value="14.930016" calcext:value-type="float">
            <text:p>14.930016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" calcext:value-type="float">
            <text:p>0.46</text:p>
          </table:table-cell>
          <table:table-cell office:value-type="float" office:value="0.43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28.610894s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.71" calcext:value-type="float">
            <text:p>0.71</text:p>
          </table:table-cell>
          <table:table-cell table:number-columns-repeated="1015"/>
        </table:table-row>
      </table:table>
      <table:table table:name="Sheet2" table:style-name="ta1">
        <table:shapes>
          <draw:frame draw:z-index="0" draw:style-name="gr1" draw:text-style-name="P1" svg:width="10.7252in" svg:height="5.0512in" svg:x="4.4669in" svg:y="2.5724in">
            <draw:object draw:notify-on-update-of-ranges="Sheet2.E5:Sheet2.E5 Sheet2.F5:Sheet2.O5 Sheet2.E6:Sheet2.E6 Sheet2.F6:Sheet2.O6 Sheet2.E7:Sheet2.E7 Sheet2.F7:Sheet2.O7 Sheet2.E8:Sheet2.E8 Sheet2.F8:Sheet2.O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7252in" svg:height="5.0512in" svg:x="4.478in" svg:y="7.822in">
            <draw:object draw:notify-on-update-of-ranges="Sheet2.F10:Sheet2.O10 Sheet2.E11:Sheet2.E11 Sheet2.F11:Sheet2.O11 Sheet2.E12:Sheet2.E12 Sheet2.F12:Sheet2.O12 Sheet2.E13:Sheet2.E13 Sheet2.F13:Sheet2.O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Performance</text:p>
          </table:table-cell>
          <table:table-cell/>
          <table:table-cell table:style-name="Default"/>
          <table:table-cell/>
          <table:table-cell table:style-name="ce12"/>
          <table:table-cell table:number-columns-repeated="9"/>
        </table:table-row>
        <table:table-row table:style-name="ro1">
          <table:table-cell table:style-name="ce2" office:value-type="string" calcext:value-type="string">
            <text:p>Unsupervised</text:p>
          </table:table-cell>
          <table:table-cell table:number-columns-repeated="3"/>
          <table:table-cell table:style-name="Default"/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Kmeans</text:p>
          </table:table-cell>
          <table:table-cell table:style-name="ce3" office:value-type="float" office:value="10.68" calcext:value-type="float">
            <text:p>10.68</text:p>
          </table:table-cell>
          <table:table-cell table:style-name="ce4" office:value-type="float" office:value="0.375208333333333" calcext:value-type="float">
            <text:p>0.375208333333333</text:p>
          </table:table-cell>
          <table:table-cell/>
          <table:table-cell table:style-name="Default"/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DBSCAN</text:p>
          </table:table-cell>
          <table:table-cell table:style-name="ce3" office:value-type="float" office:value="57.9" calcext:value-type="float">
            <text:p>57.9</text:p>
          </table:table-cell>
          <table:table-cell table:style-name="ce3" office:value-type="float" office:value="0.596" calcext:value-type="float">
            <text:p>0.596</text:p>
          </table:table-cell>
          <table:table-cell/>
          <table:table-cell table:style-name="Default"/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Affinity Propagation</text:p>
          </table:table-cell>
          <table:table-cell table:style-name="ce3" office:value-type="float" office:value="558.1" calcext:value-type="float">
            <text:p>558.1</text:p>
          </table:table-cell>
          <table:table-cell table:style-name="ce3" office:value-type="float" office:value="0.158" calcext:value-type="float">
            <text:p>0.158</text:p>
          </table:table-cell>
          <table:table-cell/>
          <table:table-cell table:style-name="ce9" office:value-type="string" calcext:value-type="string">
            <text:p>Runtime</text:p>
          </table:table-cell>
          <table:table-cell table:style-name="ce13" office:value-type="string" calcext:value-type="string">
            <text:p>Kmeans</text:p>
          </table:table-cell>
          <table:table-cell table:style-name="ce13" office:value-type="string" calcext:value-type="string">
            <text:p>DBSCAN</text:p>
          </table:table-cell>
          <table:table-cell table:style-name="ce13" office:value-type="string" calcext:value-type="string">
            <text:p>Affinity Propagation</text:p>
          </table:table-cell>
          <table:table-cell table:style-name="ce13" office:value-type="string" calcext:value-type="string">
            <text:p>Spectral Clustering</text:p>
          </table:table-cell>
          <table:table-cell table:style-name="ce13" office:value-type="string" calcext:value-type="string">
            <text:p>Ward's Method</text:p>
          </table:table-cell>
          <table:table-cell table:style-name="ce13" office:value-type="string" calcext:value-type="string">
            <text:p>Naive Bayes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K-Nearest Neighbors</text:p>
          </table:table-cell>
          <table:table-cell table:style-name="ce13" office:value-type="string" calcext:value-type="string">
            <text:p>Decision Tree</text:p>
          </table:table-cell>
          <table:table-cell table:style-name="ce13" office:value-type="string" calcext:value-type="string">
            <text:p>Random Forest</text:p>
          </table:table-cell>
          <table:table-cell/>
        </table:table-row>
        <table:table-row table:style-name="ro1">
          <table:table-cell office:value-type="string" calcext:value-type="string">
            <text:p>Meanshift</text:p>
          </table:table-cell>
          <table:table-cell table:style-name="ce3"/>
          <table:table-cell table:style-name="ce4"/>
          <table:table-cell/>
          <table:table-cell table:style-name="ce10" office:value-type="string" calcext:value-type="string">
            <text:p>Small (10k points x 5k attrb.)</text:p>
          </table:table-cell>
          <table:table-cell table:style-name="ce4" office:value-type="float" office:value="10.68" calcext:value-type="float">
            <text:p>10.68</text:p>
          </table:table-cell>
          <table:table-cell table:style-name="ce4" office:value-type="float" office:value="57.9" calcext:value-type="float">
            <text:p>57.9</text:p>
          </table:table-cell>
          <table:table-cell table:style-name="ce4" office:value-type="float" office:value="558.1" calcext:value-type="float">
            <text:p>558.1</text:p>
          </table:table-cell>
          <table:table-cell table:style-name="ce4" office:value-type="float" office:value="1334.91" calcext:value-type="float">
            <text:p>1334.91</text:p>
          </table:table-cell>
          <table:table-cell table:style-name="ce4" office:value-type="float" office:value="1613.21" calcext:value-type="float">
            <text:p>1613.21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1.42" calcext:value-type="float">
            <text:p>1.42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4.05" calcext:value-type="float">
            <text:p>4.05</text:p>
          </table:table-cell>
          <table:table-cell table:style-name="ce4" office:value-type="float" office:value="12.96" calcext:value-type="float">
            <text:p>12.96</text:p>
          </table:table-cell>
          <table:table-cell/>
        </table:table-row>
        <table:table-row table:style-name="ro1">
          <table:table-cell office:value-type="string" calcext:value-type="string">
            <text:p>Spectral Clustering</text:p>
          </table:table-cell>
          <table:table-cell table:style-name="ce3" office:value-type="float" office:value="1334.91" calcext:value-type="float">
            <text:p>1334.91</text:p>
          </table:table-cell>
          <table:table-cell table:style-name="ce3" office:value-type="float" office:value="0.392" calcext:value-type="float">
            <text:p>0.392</text:p>
          </table:table-cell>
          <table:table-cell/>
          <table:table-cell table:style-name="ce10" office:value-type="string" calcext:value-type="string">
            <text:p>Medium (50k points x 11k attrb.)</text:p>
          </table:table-cell>
          <table:table-cell table:style-name="ce4" office:value-type="float" office:value="30.92" calcext:value-type="float">
            <text:p>30.92</text:p>
          </table:table-cell>
          <table:table-cell table:style-name="ce4" office:value-type="float" office:value="1088.72" calcext:value-type="float">
            <text:p>1088.72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7.28" calcext:value-type="float">
            <text:p>7.28</text:p>
          </table:table-cell>
          <table:table-cell table:style-name="ce4" office:value-type="float" office:value="17.13" calcext:value-type="float">
            <text:p>17.1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4.65" calcext:value-type="float">
            <text:p>54.65</text:p>
          </table:table-cell>
          <table:table-cell table:style-name="ce4" office:value-type="float" office:value="155.99" calcext:value-type="float">
            <text:p>155.99</text:p>
          </table:table-cell>
          <table:table-cell/>
        </table:table-row>
        <table:table-row table:style-name="ro1">
          <table:table-cell office:value-type="string" calcext:value-type="string">
            <text:p>Ward's Method</text:p>
          </table:table-cell>
          <table:table-cell table:style-name="ce3" office:value-type="float" office:value="1613.21" calcext:value-type="float">
            <text:p>1613.21</text:p>
          </table:table-cell>
          <table:table-cell table:style-name="ce3" office:value-type="float" office:value="0.392" calcext:value-type="float">
            <text:p>0.392</text:p>
          </table:table-cell>
          <table:table-cell/>
          <table:table-cell table:style-name="ce10" office:value-type="string" calcext:value-type="string">
            <text:p>Big (100k points x 11k attrb.)</text:p>
          </table:table-cell>
          <table:table-cell table:style-name="ce4" office:value-type="float" office:value="40.84" calcext:value-type="float">
            <text:p>40.84</text:p>
          </table:table-cell>
          <table:table-cell table:style-name="ce4" office:value-type="float" office:value="2835.578487" calcext:value-type="float">
            <text:p>2835.578487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14.930016" calcext:value-type="float">
            <text:p>14.930016</text:p>
          </table:table-cell>
          <table:table-cell table:style-name="ce4" office:value-type="float" office:value="28.610894" calcext:value-type="float">
            <text:p>28.61089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1.92" calcext:value-type="float">
            <text:p>101.92</text:p>
          </table:table-cell>
          <table:table-cell table:style-name="ce4" office:value-type="float" office:value="329.007626" calcext:value-type="float">
            <text:p>329.007626</text:p>
          </table:table-cell>
          <table:table-cell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style-name="ce3"/>
          <table:table-cell table:number-columns-repeated="2"/>
          <table:table-cell table:style-name="ce11"/>
          <table:table-cell table:style-name="ce4" table:number-columns-repeated="9"/>
          <table:table-cell table:style-name="ce14"/>
          <table:table-cell table:style-name="ce4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3" office:value-type="float" office:value="4.05" calcext:value-type="float">
            <text:p>4.05</text:p>
          </table:table-cell>
          <table:table-cell table:style-name="ce3" office:value-type="float" office:value="0.042" calcext:value-type="float">
            <text:p>0.042</text:p>
          </table:table-cell>
          <table:table-cell/>
          <table:table-cell table:style-name="ce9" office:value-type="string" calcext:value-type="string">
            <text:p>Performance</text:p>
          </table:table-cell>
          <table:table-cell table:style-name="ce13" office:value-type="string" calcext:value-type="string">
            <text:p>Affinity Propagation</text:p>
          </table:table-cell>
          <table:table-cell table:style-name="ce13" office:value-type="string" calcext:value-type="string">
            <text:p>Kmeans</text:p>
          </table:table-cell>
          <table:table-cell table:style-name="ce13" office:value-type="string" calcext:value-type="string">
            <text:p>Ward's Method</text:p>
          </table:table-cell>
          <table:table-cell table:style-name="ce13" office:value-type="string" calcext:value-type="string">
            <text:p>Spectral Clustering</text:p>
          </table:table-cell>
          <table:table-cell table:style-name="ce13" office:value-type="string" calcext:value-type="string">
            <text:p>DBSCAN</text:p>
          </table:table-cell>
          <table:table-cell table:style-name="ce13" office:value-type="string" calcext:value-type="string">
            <text:p>K-Nearest Neighbors</text:p>
          </table:table-cell>
          <table:table-cell table:style-name="ce13" office:value-type="string" calcext:value-type="string">
            <text:p>Decision Tree</text:p>
          </table:table-cell>
          <table:table-cell table:style-name="ce13" office:value-type="string" calcext:value-type="string">
            <text:p>Random Forest</text:p>
          </table:table-cell>
          <table:table-cell table:style-name="ce13" office:value-type="string" calcext:value-type="string">
            <text:p>Naive Bayes</text:p>
          </table:table-cell>
          <table:table-cell table:style-name="ce13"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3" office:value-type="float" office:value="12.96" calcext:value-type="float">
            <text:p>12.96</text:p>
          </table:table-cell>
          <table:table-cell table:style-name="ce3" office:value-type="float" office:value="0.461" calcext:value-type="float">
            <text:p>0.461</text:p>
          </table:table-cell>
          <table:table-cell/>
          <table:table-cell table:style-name="ce10" office:value-type="string" calcext:value-type="string">
            <text:p>Small (10k points x 5k attrb.)</text:p>
          </table:table-cell>
          <table:table-cell table:style-name="ce3" office:value-type="float" office:value="0.158" calcext:value-type="float">
            <text:p>0.158</text:p>
          </table:table-cell>
          <table:table-cell table:style-name="ce4" office:value-type="float" office:value="0.375208333333333" calcext:value-type="float">
            <text:p>0.375208333333333</text:p>
          </table:table-cell>
          <table:table-cell table:number-columns-repeated="2" table:style-name="ce3" office:value-type="float" office:value="0.392" calcext:value-type="float">
            <text:p>0.392</text:p>
          </table:table-cell>
          <table:table-cell table:style-name="ce3" office:value-type="float" office:value="0.596" calcext:value-type="float">
            <text:p>0.596</text:p>
          </table:table-cell>
          <table:table-cell table:style-name="ce4" office:value-type="float" office:value="0.041" calcext:value-type="float">
            <text:p>0.041</text:p>
          </table:table-cell>
          <table:table-cell table:style-name="ce4" office:value-type="float" office:value="0.042" calcext:value-type="float">
            <text:p>0.042</text:p>
          </table:table-cell>
          <table:table-cell table:style-name="ce4" office:value-type="float" office:value="0.461" calcext:value-type="float">
            <text:p>0.461</text:p>
          </table:table-cell>
          <table:table-cell table:style-name="ce4" office:value-type="float" office:value="0.507" calcext:value-type="float">
            <text:p>0.507</text:p>
          </table:table-cell>
          <table:table-cell table:style-name="ce4" office:value-type="float" office:value="0.687" calcext:value-type="float">
            <text:p>0.687</text:p>
          </table:table-cell>
          <table:table-cell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07" calcext:value-type="float">
            <text:p>0.507</text:p>
          </table:table-cell>
          <table:table-cell/>
          <table:table-cell table:style-name="ce10" office:value-type="string" calcext:value-type="string">
            <text:p>Medium (50k points x 11k attrb.)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office:value-type="float" office:value="0.601" calcext:value-type="float">
            <text:p>0.60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38" calcext:value-type="float">
            <text:p>0.038</text:p>
          </table:table-cell>
          <table:table-cell table:style-name="ce4" office:value-type="float" office:value="0.504" calcext:value-type="float">
            <text:p>0.504</text:p>
          </table:table-cell>
          <table:table-cell table:style-name="ce4" office:value-type="float" office:value="0.486" calcext:value-type="float">
            <text:p>0.486</text:p>
          </table:table-cell>
          <table:table-cell table:style-name="ce4" office:value-type="float" office:value="0.718" calcext:value-type="float">
            <text:p>0.718</text:p>
          </table:table-cell>
          <table:table-cell/>
        </table:table-row>
        <table:table-row table:style-name="ro1">
          <table:table-cell office:value-type="string" calcext:value-type="string">
            <text:p>K-Nearest Neighbors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41" calcext:value-type="float">
            <text:p>0.041</text:p>
          </table:table-cell>
          <table:table-cell/>
          <table:table-cell table:style-name="ce10" office:value-type="string" calcext:value-type="string">
            <text:p>Big (100k points x 11k attrb.)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2892" calcext:value-type="float">
            <text:p>0.289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 office:value-type="float" office:value="0.576" calcext:value-type="float">
            <text:p>0.57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.039" calcext:value-type="float">
            <text:p>0.039</text:p>
          </table:table-cell>
          <table:table-cell table:style-name="ce4" office:value-type="float" office:value="0.512" calcext:value-type="float">
            <text:p>0.512</text:p>
          </table:table-cell>
          <table:table-cell table:style-name="ce4" office:value-type="float" office:value="0.435" calcext:value-type="float">
            <text:p>0.435</text:p>
          </table:table-cell>
          <table:table-cell table:style-name="ce4"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float" office:value="1.42" calcext:value-type="float">
            <text:p>1.42</text:p>
          </table:table-cell>
          <table:table-cell table:style-name="ce3" office:value-type="float" office:value="0.687" calcext:value-type="float">
            <text:p>0.687</text:p>
          </table:table-cell>
          <table:table-cell/>
          <table:table-cell table:style-name="ce5" table:number-columns-repeated="4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table:style-name="ce9"/>
          <table:table-cell table:number-columns-repeated="11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Performance</text:p>
          </table:table-cell>
          <table:table-cell/>
          <table:table-cell table:style-name="ce10"/>
          <table:table-cell table:number-columns-repeated="11"/>
        </table:table-row>
        <table:table-row table:style-name="ro1">
          <table:table-cell table:style-name="ce2" office:value-type="string" calcext:value-type="string">
            <text:p>Unsupervised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 office:value-type="string" calcext:value-type="string">
            <text:p>Kmeans</text:p>
          </table:table-cell>
          <table:table-cell table:style-name="ce3" office:value-type="float" office:value="30.92" calcext:value-type="float">
            <text:p>30.92</text:p>
          </table:table-cell>
          <table:table-cell table:style-name="ce4" office:value-type="float" office:value="0.35" calcext:value-type="float">
            <text:p>0.35</text:p>
          </table:table-cell>
          <table:table-cell/>
          <table:table-cell table:style-name="ce10"/>
          <table:table-cell table:number-columns-repeated="11"/>
        </table:table-row>
        <table:table-row table:style-name="ro1">
          <table:table-cell office:value-type="string" calcext:value-type="string">
            <text:p>DBSCAN</text:p>
          </table:table-cell>
          <table:table-cell table:style-name="ce3" office:value-type="float" office:value="1088.719425" calcext:value-type="float">
            <text:p>1088.719425</text:p>
          </table:table-cell>
          <table:table-cell table:style-name="ce3" office:value-type="float" office:value="0.601" calcext:value-type="float">
            <text:p>0.60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>
            <text:p>Affinity Propagation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>
            <text:p>Meanshift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>
            <text:p>Spectral Clustering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>
            <text:p>Ward's Method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number-columns-repeated="3"/>
          <table:table-cell table:style-name="ce5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3" office:value-type="float" office:value="54.65" calcext:value-type="float">
            <text:p>54.65</text:p>
          </table:table-cell>
          <table:table-cell table:style-name="ce3" office:value-type="float" office:value="0.038" calcext:value-type="float">
            <text:p>0.038</text:p>
          </table:table-cell>
          <table:table-cell/>
          <table:table-cell table:style-name="Default"/>
          <table:table-cell table:style-name="ce12" table:number-columns-repeated="2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3" office:value-type="float" office:value="155.99" calcext:value-type="float">
            <text:p>155.99</text:p>
          </table:table-cell>
          <table:table-cell table:style-name="ce3" office:value-type="float" office:value="0.504" calcext:value-type="float">
            <text:p>0.504</text:p>
          </table:table-cell>
          <table:table-cell table:number-columns-repeated="4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3" office:value-type="float" office:value="7.28" calcext:value-type="float">
            <text:p>7.28</text:p>
          </table:table-cell>
          <table:table-cell table:style-name="ce3" office:value-type="float" office:value="0.486" calcext:value-type="float">
            <text:p>0.486</text:p>
          </table:table-cell>
          <table:table-cell table:number-columns-repeated="4"/>
          <table:table-cell table:style-name="ce5"/>
          <table:table-cell table:number-columns-repeated="8"/>
        </table:table-row>
        <table:table-row table:style-name="ro1">
          <table:table-cell table:style-name="ce8" office:value-type="string" calcext:value-type="string">
            <text:p>K-Nearest Neighbors</text:p>
          </table:table-cell>
          <table:table-cell table:style-name="ce3" table:number-columns-repeated="2"/>
          <table:table-cell table:number-columns-repeated="4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float" office:value="17.13" calcext:value-type="float">
            <text:p>17.13</text:p>
          </table:table-cell>
          <table:table-cell table:style-name="ce3" office:value-type="float" office:value="0.718" calcext:value-type="float">
            <text:p>0.718</text:p>
          </table:table-cell>
          <table:table-cell/>
          <table:table-cell table:style-name="ce5" table:number-columns-repeated="7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style-name="ce12" table:number-columns-repeated="2"/>
          <table:table-cell table:style-name="ce5"/>
          <table:table-cell table:style-name="ce12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Runtime (s)</text:p>
          </table:table-cell>
          <table:table-cell table:style-name="ce1" office:value-type="string" calcext:value-type="string">
            <text:p>Performance</text:p>
          </table:table-cell>
          <table:table-cell table:number-columns-repeated="4"/>
          <table:table-cell table:style-name="ce5"/>
          <table:table-cell table:style-name="ce12"/>
          <table:table-cell table:style-name="ce4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Unsupervised</text:p>
          </table:table-cell>
          <table:table-cell table:number-columns-repeated="6"/>
          <table:table-cell table:style-name="ce5"/>
          <table:table-cell table:style-name="ce12"/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Kmeans</text:p>
          </table:table-cell>
          <table:table-cell table:style-name="ce3" office:value-type="float" office:value="40.8403611" calcext:value-type="float">
            <text:p>40.8403611</text:p>
          </table:table-cell>
          <table:table-cell table:style-name="ce4" office:value-type="float" office:value="0.2892" calcext:value-type="float">
            <text:p>0.2892</text:p>
          </table:table-cell>
          <table:table-cell table:style-name="ce3"/>
          <table:table-cell table:number-columns-repeated="3"/>
          <table:table-cell table:style-name="ce5"/>
          <table:table-cell table:style-name="ce12"/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BSCAN</text:p>
          </table:table-cell>
          <table:table-cell table:style-name="ce3" office:value-type="float" office:value="2835.578487" calcext:value-type="float">
            <text:p>2835.578487</text:p>
          </table:table-cell>
          <table:table-cell table:style-name="ce3" office:value-type="float" office:value="0.576" calcext:value-type="float">
            <text:p>0.576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style-name="ce8" office:value-type="string" calcext:value-type="string">
            <text:p>Affinity Propagation</text:p>
          </table:table-cell>
          <table:table-cell table:number-columns-repeated="3"/>
          <table:table-cell table:style-name="Default"/>
          <table:table-cell table:style-name="ce12" table:number-columns-repeated="2"/>
          <table:table-cell table:number-columns-repeated="9"/>
        </table:table-row>
        <table:table-row table:style-name="ro1">
          <table:table-cell table:style-name="ce8" office:value-type="string" calcext:value-type="string">
            <text:p>Meanshift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Spectral Clustering</text:p>
          </table:table-cell>
          <table:table-cell table:number-columns-repeated="15"/>
        </table:table-row>
        <table:table-row table:style-name="ro1">
          <table:table-cell table:style-name="ce8" office:value-type="string" calcext:value-type="string">
            <text:p>Ward's Method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number-columns-repeated="3"/>
          <table:table-cell table:style-name="ce5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Decision Tree</text:p>
          </table:table-cell>
          <table:table-cell table:style-name="ce3" office:value-type="float" office:value="101.921961" calcext:value-type="float">
            <text:p>101.921961</text:p>
          </table:table-cell>
          <table:table-cell table:style-name="ce3" office:value-type="float" office:value="0.039" calcext:value-type="float">
            <text:p>0.039</text:p>
          </table:table-cell>
          <table:table-cell/>
          <table:table-cell table:style-name="Default"/>
          <table:table-cell table:style-name="ce12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Random Forest</text:p>
          </table:table-cell>
          <table:table-cell table:style-name="ce3" office:value-type="float" office:value="329.007626" calcext:value-type="float">
            <text:p>329.007626</text:p>
          </table:table-cell>
          <table:table-cell table:style-name="ce3" office:value-type="float" office:value="0.512" calcext:value-type="float">
            <text:p>0.5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ive Bayes</text:p>
          </table:table-cell>
          <table:table-cell table:style-name="ce3" office:value-type="float" office:value="14.930016" calcext:value-type="float">
            <text:p>14.930016</text:p>
          </table:table-cell>
          <table:table-cell table:style-name="ce3" office:value-type="float" office:value="0.435" calcext:value-type="float">
            <text:p>0.435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K-Nearest Neighbo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M</text:p>
          </table:table-cell>
          <table:table-cell table:style-name="ce3" office:value-type="float" office:value="28.610894" calcext:value-type="float">
            <text:p>28.610894</text:p>
          </table:table-cell>
          <table:table-cell table:style-name="ce3" office:value-type="float" office:value="0.71" calcext:value-type="float">
            <text:p>0.71</text:p>
          </table:table-cell>
          <table:table-cell/>
          <table:table-cell table:style-name="ce5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2" table:number-columns-repeated="2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2" table:number-columns-repeated="2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style-name="ce12" table:number-columns-repeated="2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table:shapes>
          <draw:frame draw:z-index="0" draw:style-name="gr1" draw:text-style-name="P1" svg:width="10.2in" svg:height="5.6902in" svg:x="0.7244in" svg:y="0.0311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10:46:23.717731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9T00:53:55.471445885</meta:creation-date>
    <dc:date>2014-05-09T15:41:07.403034242</dc:date>
    <dc:creator>Michel Rouly</dc:creator>
    <meta:editing-duration>PT6H42S</meta:editing-duration>
    <meta:editing-cycles>30</meta:editing-cycles>
    <meta:generator>LibreOffice/4.2.3.3$Linux_X86_64 LibreOffice_project/420m0$Build-3</meta:generator>
    <meta:document-statistic meta:table-count="3" meta:cell-count="4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MU Sans Serif'" style:font-style-name="Bold" fo:font-size="24pt" fo:font-weight="bold" style:font-size-asian="13pt" style:font-size-complex="13pt"/>
    </style:style>
    <style:style style:name="ch3" style:family="chart">
      <style:text-properties fo:font-family="'CMU Sans Serif'" style:font-style-name="Bold" fo:font-size="13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text-overlap="true" chart:reverse-direction="false" text:line-break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2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43cm" svg:height="12.831cm" xlink:href=".." xlink:type="simple" chart:class="chart:bar" chart:style-name="ch1">
        <chart:title svg:x="6.219cm" svg:y="0.392cm" chart:style-name="ch2">
          <text:p>Runtime on Various Sizes of Datasets</text:p>
        </chart:title>
        <chart:subtitle svg:x="11.568cm" svg:y="1.47cm" chart:style-name="ch3">
          <text:p>(Logarithmic Scale)</text:p>
        </chart:subtitle>
        <chart:legend svg:x="3.379cm" svg:y="2.482cm" style:legend-expansion="custom" chartooo:width="22.94cm" chartooo:height="1.175cm" style:legend-expansion-aspect-ratio="19.5234042553192" chart:style-name="ch4"/>
        <chart:plot-area chart:style-name="ch5" table:cell-range-address="Sheet2.E5:Sheet2.O8" chart:data-source-has-labels="both" svg:x="1.855cm" svg:y="3.127cm" svg:width="24.148cm" svg:height="8.907cm">
          <chartooo:coordinate-region svg:x="3.905cm" svg:y="3.392cm" svg:width="22.098cm" svg:height="5.211cm"/>
          <chart:axis chart:dimension="x" chart:name="primary-x" chart:style-name="ch6" chartooo:axis-type="auto">
            <chartooo:date-scale/>
            <chart:categories table:cell-range-address="Sheet2.F5:Sheet2.O5"/>
          </chart:axis>
          <chart:axis chart:dimension="y" chart:name="primary-y" chart:style-name="ch7">
            <chart:title svg:x="0.317cm" svg:y="7.552cm" chart:style-name="ch8">
              <text:p>Runtime in Seconds</text:p>
            </chart:title>
            <chart:grid chart:style-name="ch9" chart:class="major"/>
          </chart:axis>
          <chart:series chart:style-name="ch10" chart:values-cell-range-address="Sheet2.F6:Sheet2.O6" chart:label-cell-address="Sheet2.E6:Sheet2.E6" chart:class="chart:bar">
            <chart:data-point chart:repeated="10"/>
          </chart:series>
          <chart:series chart:style-name="ch11" chart:values-cell-range-address="Sheet2.F7:Sheet2.O7" chart:label-cell-address="Sheet2.E7:Sheet2.E7" chart:class="chart:bar">
            <chart:data-point chart:repeated="10"/>
          </chart:series>
          <chart:series chart:style-name="ch12" chart:values-cell-range-address="Sheet2.F8:Sheet2.O8" chart:label-cell-address="Sheet2.E8:Sheet2.E8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  <draw:g>
                  <svg:desc>Sheet2.F5:Sheet2.O5</svg:desc>
                </draw:g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Naive Bayes</text:p>
              </table:table-cell>
              <table:table-cell office:value-type="string">
                <text:p>SVM</text:p>
              </table:table-cell>
              <table:table-cell office:value-type="string">
                <text:p>K-Nearest Neighbors</text:p>
              </table:table-cell>
              <table:table-cell office:value-type="string">
                <text:p>Decision Tree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  <draw:g>
                  <svg:desc>Sheet2.E6:Sheet2.E6</svg:desc>
                </draw:g>
              </table:table-cell>
              <table:table-cell office:value-type="float" office:value="10.68">
                <text:p>10.68</text:p>
                <draw:g>
                  <svg:desc>Sheet2.F6:Sheet2.O6</svg:desc>
                </draw:g>
              </table:table-cell>
              <table:table-cell office:value-type="float" office:value="57.9">
                <text:p>57.9</text:p>
              </table:table-cell>
              <table:table-cell office:value-type="float" office:value="558.1">
                <text:p>558.1</text:p>
              </table:table-cell>
              <table:table-cell office:value-type="float" office:value="1334.91">
                <text:p>1334.91</text:p>
              </table:table-cell>
              <table:table-cell office:value-type="float" office:value="1613.21">
                <text:p>1613.21</text:p>
              </table:table-cell>
              <table:table-cell office:value-type="float" office:value="0.75">
                <text:p>0.75</text:p>
              </table:table-cell>
              <table:table-cell office:value-type="float" office:value="1.42">
                <text:p>1.42</text:p>
              </table:table-cell>
              <table:table-cell office:value-type="float" office:value="1.5">
                <text:p>1.5</text:p>
              </table:table-cell>
              <table:table-cell office:value-type="float" office:value="4.05">
                <text:p>4.05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Medium (50k points x 11k attrb.)</text:p>
                <draw:g>
                  <svg:desc>Sheet2.E7:Sheet2.E7</svg:desc>
                </draw:g>
              </table:table-cell>
              <table:table-cell office:value-type="float" office:value="30.92">
                <text:p>30.92</text:p>
                <draw:g>
                  <svg:desc>Sheet2.F7:Sheet2.O7</svg:desc>
                </draw:g>
              </table:table-cell>
              <table:table-cell office:value-type="float" office:value="1088.72">
                <text:p>108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17.13">
                <text:p>17.13</text:p>
              </table:table-cell>
              <table:table-cell office:value-type="float" office:value="NaN">
                <text:p>NaN</text:p>
              </table:table-cell>
              <table:table-cell office:value-type="float" office:value="54.65">
                <text:p>54.65</text:p>
              </table:table-cell>
              <table:table-cell office:value-type="float" office:value="155.99">
                <text:p>155.99</text:p>
              </table:table-cell>
            </table:table-row>
            <table:table-row>
              <table:table-cell office:value-type="string">
                <text:p>Big (100k points x 11k attrb.)</text:p>
                <draw:g>
                  <svg:desc>Sheet2.E8:Sheet2.E8</svg:desc>
                </draw:g>
              </table:table-cell>
              <table:table-cell office:value-type="float" office:value="40.84">
                <text:p>40.84</text:p>
                <draw:g>
                  <svg:desc>Sheet2.F8:Sheet2.O8</svg:desc>
                </draw:g>
              </table:table-cell>
              <table:table-cell office:value-type="float" office:value="2835.578487">
                <text:p>2835.57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0016">
                <text:p>14.930016</text:p>
              </table:table-cell>
              <table:table-cell office:value-type="float" office:value="28.610894">
                <text:p>28.610894</text:p>
              </table:table-cell>
              <table:table-cell office:value-type="float" office:value="NaN">
                <text:p>NaN</text:p>
              </table:table-cell>
              <table:table-cell office:value-type="float" office:value="101.92">
                <text:p>101.92</text:p>
              </table:table-cell>
              <table:table-cell office:value-type="float" office:value="329.007626">
                <text:p>329.007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MU Sans Serif'" style:font-style-name="Bold" fo:font-size="24pt" fo:font-weight="bold" style:font-size-asian="13pt" style:font-size-complex="13pt"/>
    </style:style>
    <style:style style:name="ch3" style:family="chart">
      <style:text-properties fo:font-family="'CMU Sans Serif'" style:font-style-name="Bold" fo:font-size="13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text-overlap="true" chart:reverse-direction="false" text:line-break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maximum="1" chart:origin="0" chart:reverse-direction="false" text:line-break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43cm" svg:height="12.831cm" xlink:href=".." xlink:type="simple" chart:class="chart:bar" chart:style-name="ch1">
        <chart:title svg:x="3.031cm" svg:y="0.392cm" chart:style-name="ch2">
          <text:p>Homogeneity / Accuracy on Various Sizes of Datasets</text:p>
        </chart:title>
        <chart:subtitle svg:x="11.57cm" svg:y="1.47cm" chart:style-name="ch3">
          <text:p>(Given ground-truth labels)</text:p>
        </chart:subtitle>
        <chart:legend svg:x="3.379cm" svg:y="2.482cm" style:legend-expansion="custom" chartooo:width="22.94cm" chartooo:height="1.175cm" style:legend-expansion-aspect-ratio="19.5234042553192" chart:style-name="ch4"/>
        <chart:plot-area chart:style-name="ch5" table:cell-range-address="Sheet2.E10:Sheet2.O13" chart:data-source-has-labels="both" svg:x="0.72cm" svg:y="3.127cm" svg:width="25.282cm" svg:height="8.906cm">
          <chartooo:coordinate-region svg:x="2.464cm" svg:y="3.392cm" svg:width="23.538cm" svg:height="5.21cm"/>
          <chart:axis chart:dimension="x" chart:name="primary-x" chart:style-name="ch6" chartooo:axis-type="auto">
            <chartooo:date-scale/>
            <chart:categories table:cell-range-address="Sheet2.F10:Sheet2.O10"/>
          </chart:axis>
          <chart:axis chart:dimension="y" chart:name="primary-y" chart:style-name="ch7">
            <chart:title svg:x="0.319cm" svg:y="8.424cm" chart:style-name="ch8">
              <text:p>Homogeneity / Accuracy</text:p>
            </chart:title>
            <chart:grid chart:style-name="ch9" chart:class="major"/>
          </chart:axis>
          <chart:series chart:style-name="ch10" chart:values-cell-range-address="Sheet2.F11:Sheet2.O11" chart:label-cell-address="Sheet2.E11:Sheet2.E11" chart:class="chart:bar">
            <chart:data-point chart:repeated="10"/>
          </chart:series>
          <chart:series chart:style-name="ch11" chart:values-cell-range-address="Sheet2.F12:Sheet2.O12" chart:label-cell-address="Sheet2.E12:Sheet2.E12" chart:class="chart:bar">
            <chart:data-point chart:repeated="10"/>
          </chart:series>
          <chart:series chart:style-name="ch12" chart:values-cell-range-address="Sheet2.F13:Sheet2.O13" chart:label-cell-address="Sheet2.E13:Sheet2.E13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finity Propagation</text:p>
                <draw:g>
                  <svg:desc>Sheet2.F10:Sheet2.O10</svg:desc>
                </draw:g>
              </table:table-cell>
              <table:table-cell office:value-type="string">
                <text:p>Kmeans</text:p>
              </table:table-cell>
              <table:table-cell office:value-type="string">
                <text:p>Ward's Method</text:p>
              </table:table-cell>
              <table:table-cell office:value-type="string">
                <text:p>Spectral Clustering</text:p>
              </table:table-cell>
              <table:table-cell office:value-type="string">
                <text:p>DBSCAN</text:p>
              </table:table-cell>
              <table:table-cell office:value-type="string">
                <text:p>K-Nearest Neighbors</text:p>
              </table:table-cell>
              <table:table-cell office:value-type="string">
                <text:p>Decision Tree</text:p>
              </table:table-cell>
              <table:table-cell office:value-type="string">
                <text:p>Random Forest</text:p>
              </table:table-cell>
              <table:table-cell office:value-type="string">
                <text:p>Naive Bayes</text:p>
              </table:table-cell>
              <table:table-cell office:value-type="string">
                <text:p>SVM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  <draw:g>
                  <svg:desc>Sheet2.E11:Sheet2.E11</svg:desc>
                </draw:g>
              </table:table-cell>
              <table:table-cell office:value-type="float" office:value="0.158">
                <text:p>0.158</text:p>
                <draw:g>
                  <svg:desc>Sheet2.F11:Sheet2.O11</svg:desc>
                </draw:g>
              </table:table-cell>
              <table:table-cell office:value-type="float" office:value="0.375208333333333">
                <text:p>0.375208333333333</text:p>
              </table:table-cell>
              <table:table-cell office:value-type="float" office:value="0.392">
                <text:p>0.392</text:p>
              </table:table-cell>
              <table:table-cell office:value-type="float" office:value="0.392">
                <text:p>0.392</text:p>
              </table:table-cell>
              <table:table-cell office:value-type="float" office:value="0.596">
                <text:p>0.596</text:p>
              </table:table-cell>
              <table:table-cell office:value-type="float" office:value="0.041">
                <text:p>0.041</text:p>
              </table:table-cell>
              <table:table-cell office:value-type="float" office:value="0.042">
                <text:p>0.042</text:p>
              </table:table-cell>
              <table:table-cell office:value-type="float" office:value="0.461">
                <text:p>0.461</text:p>
              </table:table-cell>
              <table:table-cell office:value-type="float" office:value="0.507">
                <text:p>0.507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Medium (50k points x 11k attrb.)</text:p>
                <draw:g>
                  <svg:desc>Sheet2.E12:Sheet2.E12</svg:desc>
                </draw:g>
              </table:table-cell>
              <table:table-cell office:value-type="float" office:value="NaN">
                <text:p>NaN</text:p>
                <draw:g>
                  <svg:desc>Sheet2.F12:Sheet2.O12</svg:desc>
                </draw:g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">
                <text:p>0.601</text:p>
              </table:table-cell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  <table:table-cell office:value-type="float" office:value="0.504">
                <text:p>0.504</text:p>
              </table:table-cell>
              <table:table-cell office:value-type="float" office:value="0.486">
                <text:p>0.486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Big (100k points x 11k attrb.)</text:p>
                <draw:g>
                  <svg:desc>Sheet2.E13:Sheet2.E13</svg:desc>
                </draw:g>
              </table:table-cell>
              <table:table-cell office:value-type="float" office:value="NaN">
                <text:p>NaN</text:p>
                <draw:g>
                  <svg:desc>Sheet2.F13:Sheet2.O13</svg:desc>
                </draw:g>
              </table:table-cell>
              <table:table-cell office:value-type="float" office:value="0.2892">
                <text:p>0.2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">
                <text:p>0.576</text:p>
              </table:table-cell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0.512">
                <text:p>0.512</text:p>
              </table:table-cell>
              <table:table-cell office:value-type="float" office:value="0.435">
                <text:p>0.435</text:p>
              </table:table-cell>
              <table:table-cell office:value-type="float" office:value="0.71">
                <text:p>0.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'CMU Sans Serif'" style:font-style-name="Bold" fo:font-size="20pt" fo:font-weight="bold" style:font-size-asian="13pt" style:font-size-complex="13pt"/>
    </style:style>
    <style:style style:name="ch3" style:family="chart">
      <style:text-properties fo:font-family="'CMU Sans Serif'" style:font-style-name="Bold" fo:font-size="13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CMU Sans Serif'" style:font-style-name="Bold" fo:font-size="12pt" fo:font-weight="bold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chart:link-data-style-to-source="false" chart:axis-position="start" style:rotation-angle="45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false" chart:axis-position="1"/>
      <style:graphic-properties svg:stroke-color="#b3b3b3"/>
      <style:text-properties fo:font-family="'CMU Sans Serif'" style:font-style-name="Bold" fo:font-size="12pt" fo:font-weight="bold" style:font-size-asian="10pt" style:font-size-complex="10pt"/>
    </style:style>
    <style:style style:name="ch8" style:family="chart">
      <style:chart-properties style:rotation-angle="90"/>
      <style:text-properties fo:font-family="'CMU Sans Serif'" style:font-style-name="Bold"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355e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9cm" svg:height="14.454cm" xlink:href="." xlink:type="simple" chart:class="chart:bar" chart:style-name="ch1">
        <chart:title svg:x="6.665cm" svg:y="0.01cm" chart:style-name="ch2">
          <text:p>Runtime on Various Sizes of Datasets</text:p>
        </chart:title>
        <chart:subtitle svg:x="10.904cm" svg:y="0.846cm" chart:style-name="ch3">
          <text:p>(Logarithmic Scale)</text:p>
        </chart:subtitle>
        <chart:legend svg:x="2.633cm" svg:y="1.706cm" style:legend-expansion="custom" chartooo:width="21.817cm" chartooo:height="1.324cm" style:legend-expansion-aspect-ratio="16.4780966767372" chart:style-name="ch4"/>
        <chart:plot-area chart:style-name="ch5" chart:data-source-has-labels="both" svg:x="0.725cm" svg:y="2.489cm" svg:width="23.994cm" svg:height="11.6cm">
          <chartooo:coordinate-region svg:x="2.167cm" svg:y="2.754cm" svg:width="22.552cm" svg:height="7.904cm"/>
          <chart:axis chart:dimension="x" chart:name="primary-x" chart:style-name="ch6" chartooo:axis-type="auto">
            <chartooo:date-scale/>
            <chart:categories table:cell-range-address="local-table.$B$1:.$K$1"/>
          </chart:axis>
          <chart:axis chart:dimension="y" chart:name="primary-y" chart:style-name="ch7">
            <chart:title svg:x="0.052cm" svg:y="8.956cm" chart:style-name="ch8">
              <text:p>Runtime in Seconds</text:p>
            </chart:title>
            <chart:grid chart:style-name="ch9" chart:class="major"/>
          </chart:axis>
          <chart:series chart:style-name="ch10" chart:values-cell-range-address="local-table.$B$2:.$K$2" chart:label-cell-address="local-table.$A$2" chart:class="chart:bar">
            <chart:data-point chart:repeated="10"/>
          </chart:series>
          <chart:series chart:style-name="ch11" chart:values-cell-range-address="local-table.$B$3:.$K$3" chart:label-cell-address="local-table.$A$3" chart:class="chart:bar">
            <chart:data-point chart:repeated="10"/>
          </chart:series>
          <chart:series chart:style-name="ch12" chart:values-cell-range-address="local-table.$B$4:.$K$4" chart:label-cell-address="local-table.$A$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</text:p>
              </table:table-cell>
              <table:table-cell office:value-type="string">
                <text:p>DBSCAN</text:p>
              </table:table-cell>
              <table:table-cell office:value-type="string">
                <text:p>Affinity Propagation</text:p>
              </table:table-cell>
              <table:table-cell office:value-type="string">
                <text:p>Spectral Clustering</text:p>
              </table:table-cell>
              <table:table-cell office:value-type="string">
                <text:p>Ward's Method</text:p>
              </table:table-cell>
              <table:table-cell office:value-type="string">
                <text:p>Naive Bayes</text:p>
              </table:table-cell>
              <table:table-cell office:value-type="string">
                <text:p>SVM</text:p>
              </table:table-cell>
              <table:table-cell office:value-type="string">
                <text:p>K-Nearest Neighbors</text:p>
              </table:table-cell>
              <table:table-cell office:value-type="string">
                <text:p>Decision Tree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Small (10k points x 5k attrb.)</text:p>
              </table:table-cell>
              <table:table-cell office:value-type="float" office:value="10.68">
                <text:p>10.68</text:p>
              </table:table-cell>
              <table:table-cell office:value-type="float" office:value="57.9">
                <text:p>57.9</text:p>
              </table:table-cell>
              <table:table-cell office:value-type="float" office:value="558.1">
                <text:p>558.1</text:p>
              </table:table-cell>
              <table:table-cell office:value-type="float" office:value="1334.91">
                <text:p>1334.91</text:p>
              </table:table-cell>
              <table:table-cell office:value-type="float" office:value="1613.21">
                <text:p>1613.21</text:p>
              </table:table-cell>
              <table:table-cell office:value-type="float" office:value="0.75">
                <text:p>0.75</text:p>
              </table:table-cell>
              <table:table-cell office:value-type="float" office:value="1.42">
                <text:p>1.42</text:p>
              </table:table-cell>
              <table:table-cell office:value-type="float" office:value="1.5">
                <text:p>1.5</text:p>
              </table:table-cell>
              <table:table-cell office:value-type="float" office:value="4.05">
                <text:p>4.05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Medium (50k points x 11k attrb.)</text:p>
              </table:table-cell>
              <table:table-cell office:value-type="float" office:value="30.92">
                <text:p>30.92</text:p>
              </table:table-cell>
              <table:table-cell office:value-type="float" office:value="1088.72">
                <text:p>108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8">
                <text:p>7.28</text:p>
              </table:table-cell>
              <table:table-cell office:value-type="float" office:value="17.13">
                <text:p>17.13</text:p>
              </table:table-cell>
              <table:table-cell office:value-type="float" office:value="NaN">
                <text:p>NaN</text:p>
              </table:table-cell>
              <table:table-cell office:value-type="float" office:value="54.65">
                <text:p>54.65</text:p>
              </table:table-cell>
              <table:table-cell office:value-type="float" office:value="155.99">
                <text:p>155.99</text:p>
              </table:table-cell>
            </table:table-row>
            <table:table-row>
              <table:table-cell office:value-type="string">
                <text:p>Big (100k points x 11k attrb.)</text:p>
              </table:table-cell>
              <table:table-cell office:value-type="float" office:value="40.84">
                <text:p>40.84</text:p>
              </table:table-cell>
              <table:table-cell office:value-type="float" office:value="2835.578487">
                <text:p>2835.57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0016">
                <text:p>14.930016</text:p>
              </table:table-cell>
              <table:table-cell office:value-type="float" office:value="28.610894">
                <text:p>28.610894</text:p>
              </table:table-cell>
              <table:table-cell office:value-type="float" office:value="NaN">
                <text:p>NaN</text:p>
              </table:table-cell>
              <table:table-cell office:value-type="float" office:value="101.92">
                <text:p>101.92</text:p>
              </table:table-cell>
              <table:table-cell office:value-type="float" office:value="329.007626">
                <text:p>329.007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